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" manifest:full-path="Object 1/Pictures/20000017000007CB000002AC769DF038.svm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" manifest:full-path="Object 2/Pictures/20000017000007CB000002AC769DF038.svm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" manifest:full-path="Object 3/Pictures/20000017000007CB000002AC769DF038.svm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1cm"/>
    </style:style>
    <style:style style:name="co3" style:family="table-column">
      <style:table-column-properties fo:break-before="auto" style:column-width="4.524cm"/>
    </style:style>
    <style:style style:name="co4" style:family="table-column">
      <style:table-column-properties fo:break-before="auto" style:column-width="4.734cm"/>
    </style:style>
    <style:style style:name="co5" style:family="table-column">
      <style:table-column-properties fo:break-before="auto" style:column-width="5.346cm"/>
    </style:style>
    <style:style style:name="co6" style:family="table-column">
      <style:table-column-properties fo:break-before="auto" style:column-width="3.73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8003" number:language="es" number:country="ES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88cm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35cm solid #000000"/>
      <style:paragraph-properties fo:text-align="end" fo:margin-left="0cm"/>
    </style:style>
    <style:style style:name="ce3" style:family="table-cell" style:parent-style-name="Default" style:data-style-name="N3">
      <style:table-cell-properties fo:border="0.035cm solid #000000"/>
    </style:style>
    <style:style style:name="ce4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center" fo:margin-left="0cm"/>
    </style:style>
    <style:style style:name="ce5" style:family="table-cell" style:parent-style-name="Default" style:data-style-name="N8003">
      <style:table-cell-properties fo:border="0.035cm solid #000000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language="ca" fo:country="ES"/>
    </style:style>
  </office:automatic-styles>
  <office:body>
    <office:spreadsheet>
      <table:table table:name="Full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1" table:default-cell-style-name="Default"/>
        <table:table-column table:style-name="co4" table:default-cell-style-name="ce3"/>
        <table:table-column table:style-name="co1" table:default-cell-style-name="Default"/>
        <table:table-column table:style-name="co4" table:default-cell-style-name="ce3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ce1" office:value-type="string">
            <text:p>Servidor <text:span text:style-name="T1">Seqüencial</text:span></text:p>
          </table:table-cell>
          <table:table-cell table:style-name="ce4" office:value-type="string">
            <text:p>grau max concurrencia = 1</text:p>
          </table:table-cell>
          <table:table-cell table:style-name="ce7"/>
          <table:table-cell table:style-name="ce8" office:value-type="string">
            <text:p>grau max concurrencia = 10</text:p>
          </table:table-cell>
          <table:table-cell table:style-name="ce7"/>
          <table:table-cell table:style-name="ce8" office:value-type="string">
            <text:p>grau max concurrencia = 93</text:p>
          </table:table-cell>
          <table:table-cell office:value-type="string">
            <text:p>(average)</text:p>
          </table:table-cell>
        </table:table-row>
        <table:table-row table:style-name="ro1">
          <table:table-cell/>
          <table:table-cell table:style-name="ce2" office:value-type="string">
            <text:p>Peticions per client</text:p>
          </table:table-cell>
          <table:table-cell table:style-name="ce2" office:value-type="string">
            <text:p>1 client</text:p>
          </table:table-cell>
          <table:table-cell table:style-name="ce6"/>
          <table:table-cell table:style-name="ce2" office:value-type="string">
            <text:p>10 clients</text:p>
          </table:table-cell>
          <table:table-cell table:style-name="ce6"/>
          <table:table-cell table:style-name="ce2" office:value-type="string">
            <text:p>100 clients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84">
            <text:p>84</text:p>
          </table:table-cell>
          <table:table-cell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/>
          <table:table-cell office:value-type="float" office:value="24">
            <text:p>24</text:p>
          </table:table-cell>
          <table:table-cell/>
          <table:table-cell office:value-type="float" office:value="410">
            <text:p>410</text:p>
          </table:table-cell>
          <table:table-cell/>
        </table:table-row>
        <table:table-row table:style-name="ro1">
          <table:table-cell/>
          <table:table-cell office:value-type="float" office:value="1000">
            <text:p>1.000</text:p>
          </table:table-cell>
          <table:table-cell office:value-type="float" office:value="22">
            <text:p>22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2547">
            <text:p>2.547</text:p>
          </table:table-cell>
          <table:table-cell/>
        </table:table-row>
        <table:table-row table:style-name="ro1">
          <table:table-cell/>
          <table:table-cell office:value-type="float" office:value="10000">
            <text:p>10.000</text:p>
          </table:table-cell>
          <table:table-cell office:value-type="float" office:value="240">
            <text:p>240</text:p>
          </table:table-cell>
          <table:table-cell/>
          <table:table-cell office:value-type="float" office:value="2340">
            <text:p>2.340</text:p>
          </table:table-cell>
          <table:table-cell/>
          <table:table-cell office:value-type="float" office:value="23805">
            <text:p>23.805</text:p>
          </table:table-cell>
          <table:table-cell/>
        </table:table-row>
        <table:table-row table:style-name="ro1">
          <table:table-cell/>
          <table:table-cell office:value-type="float" office:value="100000">
            <text:p>100.000</text:p>
          </table:table-cell>
          <table:table-cell office:value-type="float" office:value="2430">
            <text:p>2.430</text:p>
          </table:table-cell>
          <table:table-cell/>
          <table:table-cell office:value-type="float" office:value="23564">
            <text:p>23.564</text:p>
          </table:table-cell>
          <table:table-cell/>
          <table:table-cell office:value-type="float" office:value="230254">
            <text:p>230.254</text:p>
          </table:table-cell>
          <table:table-cell/>
        </table:table-row>
        <table:table-row table:style-name="ro1">
          <table:table-cell/>
          <table:table-cell office:value-type="float" office:value="1000000">
            <text:p>1.000.000</text:p>
          </table:table-cell>
          <table:table-cell office:value-type="float" office:value="24532">
            <text:p>24.532</text:p>
          </table:table-cell>
          <table:table-cell/>
          <table:table-cell office:value-type="float" office:value="231254">
            <text:p>231.254</text:p>
          </table:table-cell>
          <table:table-cell/>
          <table:table-cell office:value-type="float" office:value="2305142">
            <text:p>2.305.142</text:p>
          </table:table-cell>
          <table:table-cell/>
        </table:table-row>
        <table:table-row table:style-name="ro1">
          <table:table-cell/>
          <table:table-cell office:value-type="float" office:value="10000000">
            <text:p>10.000.000</text:p>
          </table:table-cell>
          <table:table-cell office:value-type="float" office:value="250125">
            <text:p>250.125</text:p>
          </table:table-cell>
          <table:table-cell/>
          <table:table-cell office:value-type="float" office:value="2322183">
            <text:p>2.322.183</text:p>
          </table:table-cell>
          <table:table-cell/>
          <table:table-cell office:value-type="float" office:value="23568000">
            <text:p>23.568.000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6" office:value-type="string">
            <text:p>milisegons</text:p>
          </table:table-cell>
          <table:table-cell table:style-name="ce6"/>
          <table:table-cell table:style-name="ce6" office:value-type="string">
            <text:p>milisegons</text:p>
          </table:table-cell>
          <table:table-cell table:style-name="ce6"/>
          <table:table-cell table:style-name="ce6" office:value-type="string">
            <text:p>milisegons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>
            <draw:frame table:end-cell-address="Full1.J49" table:end-x="0.017cm" table:end-y="0.388cm" draw:z-index="0" draw:style-name="gr1" draw:text-style-name="P1" svg:width="26.461cm" svg:height="16.185cm" svg:x="0.026cm" svg:y="0.01cm">
              <draw:object draw:notify-on-update-of-ranges="Full1.B5:Full1.B11 Full1.C4:Full1.C4 Full1.C5:Full1.C11 Full1.E4:Full1.E4 Full1.E5:Full1.E11 Full1.G4:Full1.G4 Full1.G5:Full1.G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</table:table>
      <table:table table:name="Full2" table:style-name="ta1" table:print="false">
        <table:table-column table:style-name="co1" table:default-cell-style-name="Default"/>
        <table:table-column table:style-name="co5" table:default-cell-style-name="ce3"/>
        <table:table-column table:style-name="co3" table:default-cell-style-name="ce5"/>
        <table:table-column table:style-name="co1" table:default-cell-style-name="Default"/>
        <table:table-column table:style-name="co4" table:default-cell-style-name="ce3"/>
        <table:table-column table:style-name="co1" table:default-cell-style-name="Default"/>
        <table:table-column table:style-name="co4" table:default-cell-style-name="ce3"/>
        <table:table-column table:style-name="co1" table:default-cell-style-name="Default"/>
        <table:table-row table:style-name="ro1" table:number-rows-repeated="3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ce1" office:value-type="string">
            <text:p>Servidor <text:span text:style-name="T1">concurrent unbounded</text:span></text:p>
          </table:table-cell>
          <table:table-cell table:style-name="ce4" office:value-type="string">
            <text:p>grau max concurrencia = 1</text:p>
          </table:table-cell>
          <table:table-cell table:style-name="ce7"/>
          <table:table-cell table:style-name="ce8" office:value-type="string">
            <text:p>grau max concurrencia = 10</text:p>
          </table:table-cell>
          <table:table-cell table:style-name="ce7"/>
          <table:table-cell table:style-name="ce8" office:value-type="string">
            <text:p>grau max concurrencia = 96</text:p>
          </table:table-cell>
          <table:table-cell office:value-type="string">
            <text:p>(average)</text:p>
          </table:table-cell>
        </table:table-row>
        <table:table-row table:style-name="ro1">
          <table:table-cell/>
          <table:table-cell table:style-name="ce2" office:value-type="string">
            <text:p>Peticions per client</text:p>
          </table:table-cell>
          <table:table-cell table:style-name="ce2" office:value-type="string">
            <text:p>1 client</text:p>
          </table:table-cell>
          <table:table-cell table:style-name="ce6"/>
          <table:table-cell table:style-name="ce2" office:value-type="string">
            <text:p>10 clients</text:p>
          </table:table-cell>
          <table:table-cell table:style-name="ce6"/>
          <table:table-cell table:style-name="ce2" office:value-type="string">
            <text:p>100 clients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0">
            <text:p>60</text:p>
          </table:table-cell>
          <table:table-cell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float" office:value="315">
            <text:p>315</text:p>
          </table:table-cell>
          <table:table-cell/>
        </table:table-row>
        <table:table-row table:style-name="ro1">
          <table:table-cell/>
          <table:table-cell office:value-type="float" office:value="1000">
            <text:p>1.000</text:p>
          </table:table-cell>
          <table:table-cell office:value-type="float" office:value="23">
            <text:p>23</text:p>
          </table:table-cell>
          <table:table-cell/>
          <table:table-cell office:value-type="float" office:value="182">
            <text:p>182</text:p>
          </table:table-cell>
          <table:table-cell/>
          <table:table-cell office:value-type="float" office:value="2607">
            <text:p>2.607</text:p>
          </table:table-cell>
          <table:table-cell/>
        </table:table-row>
        <table:table-row table:style-name="ro1">
          <table:table-cell/>
          <table:table-cell office:value-type="float" office:value="10000">
            <text:p>10.000</text:p>
          </table:table-cell>
          <table:table-cell office:value-type="float" office:value="231">
            <text:p>231</text:p>
          </table:table-cell>
          <table:table-cell/>
          <table:table-cell office:value-type="float" office:value="1781">
            <text:p>1.781</text:p>
          </table:table-cell>
          <table:table-cell/>
          <table:table-cell office:value-type="float" office:value="24127">
            <text:p>24.127</text:p>
          </table:table-cell>
          <table:table-cell/>
        </table:table-row>
        <table:table-row table:style-name="ro1">
          <table:table-cell/>
          <table:table-cell office:value-type="float" office:value="100000">
            <text:p>100.000</text:p>
          </table:table-cell>
          <table:table-cell office:value-type="float" office:value="2378">
            <text:p>2.378</text:p>
          </table:table-cell>
          <table:table-cell/>
          <table:table-cell office:value-type="float" office:value="16873">
            <text:p>16.873</text:p>
          </table:table-cell>
          <table:table-cell/>
          <table:table-cell office:value-type="float" office:value="240562">
            <text:p>240.562</text:p>
          </table:table-cell>
          <table:table-cell/>
        </table:table-row>
        <table:table-row table:style-name="ro1">
          <table:table-cell/>
          <table:table-cell office:value-type="float" office:value="1000000">
            <text:p>1.000.000</text:p>
          </table:table-cell>
          <table:table-cell office:value-type="float" office:value="24027">
            <text:p>24.027</text:p>
          </table:table-cell>
          <table:table-cell/>
          <table:table-cell office:value-type="float" office:value="170682">
            <text:p>170.682</text:p>
          </table:table-cell>
          <table:table-cell/>
          <table:table-cell office:value-type="float" office:value="2401258">
            <text:p>2.401.258</text:p>
          </table:table-cell>
          <table:table-cell/>
        </table:table-row>
        <table:table-row table:style-name="ro1">
          <table:table-cell/>
          <table:table-cell office:value-type="float" office:value="10000000">
            <text:p>10.000.000</text:p>
          </table:table-cell>
          <table:table-cell office:value-type="float" office:value="235173">
            <text:p>235.173</text:p>
          </table:table-cell>
          <table:table-cell/>
          <table:table-cell office:value-type="float" office:value="1700156">
            <text:p>1.700.156</text:p>
          </table:table-cell>
          <table:table-cell/>
          <table:table-cell office:value-type="float" office:value="24052129">
            <text:p>24.052.129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6" office:value-type="string">
            <text:p>milisegons</text:p>
          </table:table-cell>
          <table:table-cell table:style-name="ce6"/>
          <table:table-cell table:style-name="ce6" office:value-type="string">
            <text:p>milisegons</text:p>
          </table:table-cell>
          <table:table-cell table:style-name="ce6"/>
          <table:table-cell table:style-name="ce6" office:value-type="string">
            <text:p>milisegons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>
            <draw:frame table:end-cell-address="Full2.I51" table:end-x="1.474cm" table:end-y="0.01cm" draw:z-index="0" draw:style-name="gr1" draw:text-style-name="P1" svg:width="27.587cm" svg:height="16.002cm" svg:x="2.186cm" svg:y="0.267cm">
              <draw:object draw:notify-on-update-of-ranges="Full2.B6:Full2.B12 Full2.C5:Full2.C5 Full2.C6:Full2.C12 Full2.E5:Full2.E5 Full2.E6:Full2.E12 Full2.G5:Full2.G5 Full2.G6:Full2.G1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</table:table>
      <table:table table:name="Full3" table:style-name="ta1" table:print="false">
        <table:table-column table:style-name="co1" table:default-cell-style-name="Default"/>
        <table:table-column table:style-name="co5" table:default-cell-style-name="ce3"/>
        <table:table-column table:style-name="co3" table:default-cell-style-name="ce5"/>
        <table:table-column table:style-name="co1" table:default-cell-style-name="Default"/>
        <table:table-column table:style-name="co4" table:default-cell-style-name="ce3"/>
        <table:table-column table:style-name="co1" table:default-cell-style-name="Default"/>
        <table:table-column table:style-name="co4" table:default-cell-style-name="ce3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 table:style-name="ce7" office:value-type="string">
            <text:p>upper bound = 1</text:p>
          </table:table-cell>
          <table:table-cell table:style-name="ce7"/>
          <table:table-cell table:style-name="ce7" office:value-type="string">
            <text:p>upper bound = 10</text:p>
          </table:table-cell>
          <table:table-cell table:style-name="ce7"/>
          <table:table-cell table:style-name="ce7" office:value-type="string">
            <text:p>upper bound = 96</text:p>
          </table:table-cell>
          <table:table-cell/>
        </table:table-row>
        <table:table-row table:style-name="ro1">
          <table:table-cell/>
          <table:table-cell table:style-name="ce1" office:value-type="string">
            <text:p>Servidor <text:span text:style-name="T1">concurrent bounded</text:span></text:p>
          </table:table-cell>
          <table:table-cell table:style-name="ce4" office:value-type="string">
            <text:p>grau max concurrencia = 1</text:p>
          </table:table-cell>
          <table:table-cell table:style-name="ce7"/>
          <table:table-cell table:style-name="ce8" office:value-type="string">
            <text:p>grau max concurrencia = 10</text:p>
          </table:table-cell>
          <table:table-cell table:style-name="ce7"/>
          <table:table-cell table:style-name="ce8" office:value-type="string">
            <text:p>grau max concurrencia = 98</text:p>
          </table:table-cell>
          <table:table-cell office:value-type="string">
            <text:p>(average)</text:p>
          </table:table-cell>
        </table:table-row>
        <table:table-row table:style-name="ro1">
          <table:table-cell/>
          <table:table-cell table:style-name="ce2" office:value-type="string">
            <text:p>Peticions per client</text:p>
          </table:table-cell>
          <table:table-cell table:style-name="ce2" office:value-type="string">
            <text:p>1 client</text:p>
          </table:table-cell>
          <table:table-cell table:style-name="ce6"/>
          <table:table-cell table:style-name="ce2" office:value-type="string">
            <text:p>10 clients</text:p>
          </table:table-cell>
          <table:table-cell table:style-name="ce6"/>
          <table:table-cell table:style-name="ce2" office:value-type="string">
            <text:p>100 clients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/>
          <table:table-cell office:value-type="float" office:value="24">
            <text:p>24</text:p>
          </table:table-cell>
          <table:table-cell/>
          <table:table-cell office:value-type="float" office:value="293">
            <text:p>293</text:p>
          </table:table-cell>
          <table:table-cell/>
        </table:table-row>
        <table:table-row table:style-name="ro1">
          <table:table-cell/>
          <table:table-cell office:value-type="float" office:value="1000">
            <text:p>1.000</text:p>
          </table:table-cell>
          <table:table-cell office:value-type="float" office:value="22">
            <text:p>22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460">
            <text:p>2.460</text:p>
          </table:table-cell>
          <table:table-cell/>
        </table:table-row>
        <table:table-row table:style-name="ro1">
          <table:table-cell/>
          <table:table-cell office:value-type="float" office:value="10000">
            <text:p>10.000</text:p>
          </table:table-cell>
          <table:table-cell office:value-type="float" office:value="228">
            <text:p>228</text:p>
          </table:table-cell>
          <table:table-cell/>
          <table:table-cell office:value-type="float" office:value="1572">
            <text:p>1.572</text:p>
          </table:table-cell>
          <table:table-cell/>
          <table:table-cell office:value-type="float" office:value="22600">
            <text:p>22.600</text:p>
          </table:table-cell>
          <table:table-cell/>
        </table:table-row>
        <table:table-row table:style-name="ro1">
          <table:table-cell/>
          <table:table-cell office:value-type="float" office:value="100000">
            <text:p>100.000</text:p>
          </table:table-cell>
          <table:table-cell office:value-type="float" office:value="2295">
            <text:p>2.295</text:p>
          </table:table-cell>
          <table:table-cell/>
          <table:table-cell office:value-type="float" office:value="16895">
            <text:p>16.895</text:p>
          </table:table-cell>
          <table:table-cell/>
          <table:table-cell office:value-type="float" office:value="230786">
            <text:p>230.786</text:p>
          </table:table-cell>
          <table:table-cell/>
        </table:table-row>
        <table:table-row table:style-name="ro1">
          <table:table-cell/>
          <table:table-cell office:value-type="float" office:value="1000000">
            <text:p>1.000.000</text:p>
          </table:table-cell>
          <table:table-cell office:value-type="float" office:value="23238">
            <text:p>23.238</text:p>
          </table:table-cell>
          <table:table-cell/>
          <table:table-cell office:value-type="float" office:value="162639">
            <text:p>162.639</text:p>
          </table:table-cell>
          <table:table-cell/>
          <table:table-cell office:value-type="float" office:value="2318542">
            <text:p>2.318.542</text:p>
          </table:table-cell>
          <table:table-cell/>
        </table:table-row>
        <table:table-row table:style-name="ro1">
          <table:table-cell/>
          <table:table-cell office:value-type="float" office:value="10000000">
            <text:p>10.000.000</text:p>
          </table:table-cell>
          <table:table-cell office:value-type="float" office:value="233216">
            <text:p>233.216</text:p>
          </table:table-cell>
          <table:table-cell/>
          <table:table-cell office:value-type="float" office:value="1615219">
            <text:p>1.615.219</text:p>
          </table:table-cell>
          <table:table-cell/>
          <table:table-cell office:value-type="float" office:value="23199725">
            <text:p>23.199.725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6" office:value-type="string">
            <text:p>milisegons</text:p>
          </table:table-cell>
          <table:table-cell table:style-name="ce6"/>
          <table:table-cell table:style-name="ce6" office:value-type="string">
            <text:p>milisegons</text:p>
          </table:table-cell>
          <table:table-cell table:style-name="ce6"/>
          <table:table-cell table:style-name="ce6" office:value-type="string">
            <text:p>milisegons</text:p>
          </table:table-cell>
          <table:table-cell/>
        </table:table-row>
        <table:table-row table:style-name="ro1">
          <table:table-cell/>
          <table:table-cell table:style-name="Default">
            <draw:frame table:end-cell-address="Full3.I51" table:end-x="1.168cm" table:end-y="0.433cm" draw:z-index="0" draw:style-name="gr1" draw:text-style-name="P1" svg:width="27.153cm" svg:height="16.706cm" svg:x="0.056cm" svg:y="0.437cm">
              <draw:object draw:notify-on-update-of-ranges="Full3.B5:Full3.B12 Full3.C5:Full3.C5 Full3.C5:Full3.C12 Full3.E5:Full3.E5 Full3.E5:Full3.E12 Full3.G5:Full3.G5 Full3.G5:Full3.G1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</table:table>
      <table:table table:name="Full4" table:style-name="ta1" table:print="false">
        <table:table-column table:style-name="co1" table:default-cell-style-name="Default"/>
        <table:table-column table:style-name="co6" table:default-cell-style-name="ce3"/>
        <table:table-column table:style-name="co3" table:default-cell-style-name="ce5"/>
        <table:table-column table:style-name="co1" table:default-cell-style-name="Default"/>
        <table:table-column table:style-name="co4" table:default-cell-style-name="ce3"/>
        <table:table-column table:style-name="co1" table:default-cell-style-name="Default"/>
        <table:table-column table:style-name="co4" table:default-cell-style-name="ce3"/>
        <table:table-column table:style-name="co1" table:default-cell-style-name="Default"/>
        <table:table-row table:style-name="ro1" table:number-rows-repeated="3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ce1" office:value-type="string">
            <text:p>Servidor <text:span text:style-name="T1">amb threads</text:span></text:p>
          </table:table-cell>
          <table:table-cell table:style-name="ce4" office:value-type="string">
            <text:p>grau max concurrencia = 1</text:p>
          </table:table-cell>
          <table:table-cell table:style-name="ce7"/>
          <table:table-cell table:style-name="ce8" office:value-type="string">
            <text:p>grau max concurrencia = 10</text:p>
          </table:table-cell>
          <table:table-cell table:style-name="ce7"/>
          <table:table-cell table:style-name="ce8" office:value-type="string">
            <text:p>grau max concurrencia = 99</text:p>
          </table:table-cell>
          <table:table-cell office:value-type="string">
            <text:p>(average)</text:p>
          </table:table-cell>
        </table:table-row>
        <table:table-row table:style-name="ro1">
          <table:table-cell/>
          <table:table-cell table:style-name="ce2" office:value-type="string">
            <text:p>Peticions per client</text:p>
          </table:table-cell>
          <table:table-cell table:style-name="ce2" office:value-type="string">
            <text:p>1 client</text:p>
          </table:table-cell>
          <table:table-cell table:style-name="ce6"/>
          <table:table-cell table:style-name="ce2" office:value-type="string">
            <text:p>10 clients</text:p>
          </table:table-cell>
          <table:table-cell table:style-name="ce6"/>
          <table:table-cell table:style-name="ce2" office:value-type="string">
            <text:p>100 clients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9">
            <text:p>59</text:p>
          </table:table-cell>
          <table:table-cell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330">
            <text:p>330</text:p>
          </table:table-cell>
          <table:table-cell/>
        </table:table-row>
        <table:table-row table:style-name="ro1">
          <table:table-cell/>
          <table:table-cell office:value-type="float" office:value="1000">
            <text:p>1.000</text:p>
          </table:table-cell>
          <table:table-cell office:value-type="float" office:value="25">
            <text:p>25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float" office:value="2441">
            <text:p>2.441</text:p>
          </table:table-cell>
          <table:table-cell/>
        </table:table-row>
        <table:table-row table:style-name="ro1">
          <table:table-cell/>
          <table:table-cell office:value-type="float" office:value="10000">
            <text:p>10.000</text:p>
          </table:table-cell>
          <table:table-cell office:value-type="float" office:value="261">
            <text:p>261</text:p>
          </table:table-cell>
          <table:table-cell/>
          <table:table-cell office:value-type="float" office:value="1651">
            <text:p>1.651</text:p>
          </table:table-cell>
          <table:table-cell/>
          <table:table-cell office:value-type="float" office:value="22891">
            <text:p>22.891</text:p>
          </table:table-cell>
          <table:table-cell/>
        </table:table-row>
        <table:table-row table:style-name="ro1">
          <table:table-cell/>
          <table:table-cell office:value-type="float" office:value="100000">
            <text:p>100.000</text:p>
          </table:table-cell>
          <table:table-cell office:value-type="float" office:value="2321">
            <text:p>2.321</text:p>
          </table:table-cell>
          <table:table-cell/>
          <table:table-cell office:value-type="float" office:value="16330">
            <text:p>16.330</text:p>
          </table:table-cell>
          <table:table-cell/>
          <table:table-cell office:value-type="float" office:value="230935">
            <text:p>230.935</text:p>
          </table:table-cell>
          <table:table-cell/>
        </table:table-row>
        <table:table-row table:style-name="ro1">
          <table:table-cell/>
          <table:table-cell office:value-type="float" office:value="1000000">
            <text:p>1.000.000</text:p>
          </table:table-cell>
          <table:table-cell office:value-type="float" office:value="23105">
            <text:p>23.105</text:p>
          </table:table-cell>
          <table:table-cell/>
          <table:table-cell office:value-type="float" office:value="162398">
            <text:p>162.398</text:p>
          </table:table-cell>
          <table:table-cell/>
          <table:table-cell office:value-type="float" office:value="2299789">
            <text:p>2.299.789</text:p>
          </table:table-cell>
          <table:table-cell/>
        </table:table-row>
        <table:table-row table:style-name="ro1">
          <table:table-cell/>
          <table:table-cell office:value-type="float" office:value="10000000">
            <text:p>10.000.000</text:p>
          </table:table-cell>
          <table:table-cell office:value-type="float" office:value="236279">
            <text:p>236.279</text:p>
          </table:table-cell>
          <table:table-cell/>
          <table:table-cell office:value-type="float" office:value="1614239">
            <text:p>1.614.239</text:p>
          </table:table-cell>
          <table:table-cell/>
          <table:table-cell office:value-type="float" office:value="22994679">
            <text:p>22.994.679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6" office:value-type="string">
            <text:p>milisegons</text:p>
          </table:table-cell>
          <table:table-cell table:style-name="ce6"/>
          <table:table-cell table:style-name="ce6" office:value-type="string">
            <text:p>milisegons</text:p>
          </table:table-cell>
          <table:table-cell table:style-name="ce6"/>
          <table:table-cell table:style-name="ce6" office:value-type="string">
            <text:p>milisegons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>
            <draw:frame table:end-cell-address="Full4.K52" table:end-x="0.304cm" table:end-y="0.03cm" draw:z-index="0" draw:style-name="gr1" draw:text-style-name="P1" svg:width="29.865cm" svg:height="16.719cm" svg:x="1.653cm" svg:y="0.021cm">
              <draw:object draw:notify-on-update-of-ranges="Full4.B5:Full4.B12 Full4.C5:Full4.C5 Full4.C5:Full4.C12 Full4.E5:Full4.E5 Full4.E5:Full4.E12 Full4.G5:Full4.G5 Full4.G5:Full4.G12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0" number:min-integer-digits="2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6">16/12/2015</text:date>, <text:time>20:22:35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 Garcia Sanchez</meta:initial-creator>
    <meta:creation-date>2015-12-02T14:11:19.11</meta:creation-date>
    <dc:date>2015-12-16T20:22:35.88</dc:date>
    <dc:creator>Xavi Garcia Sanchez</dc:creator>
    <meta:editing-duration>PT3H29M40S</meta:editing-duration>
    <meta:editing-cycles>39</meta:editing-cycles>
    <meta:generator>OpenOffice/4.1.1$Win32 OpenOffice.org_project/411m6$Build-9775</meta:generator>
    <meta:document-statistic meta:table-count="4" meta:cell-count="16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3">
      <number:number number:decimal-places="0" number:min-integer-digits="1" number:grouping="true"/>
    </number:number-style>
    <number:number-style style:name="N8003" number:language="es" number:country="ES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interval-major="5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3">
      <style:chart-properties chart:symbol-type="none" chart:pie-offset="50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3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26.462cm" svg:height="16.186cm" xlink:href=".." xlink:type="simple" chart:class="chart:line" chart:style-name="ch1">
        <chart:title svg:x="11.203cm" svg:y="0.459cm" chart:style-name="ch2">
          <text:p>Servidor Seqüencial</text:p>
        </chart:title>
        <chart:legend chart:legend-position="end" svg:x="23.451cm" svg:y="7.257cm" style:legend-expansion="high" chart:style-name="ch3"/>
        <chart:plot-area chart:style-name="ch4" table:cell-range-address="Full1.B5:Full1.C11 Full1.B4:Full1.C4 Full1.E4:Full1.E11 Full1.G4:Full1.G11" chart:data-source-has-labels="both" svg:x="0.979cm" svg:y="2.207cm" svg:width="21.414cm" svg:height="13.236cm">
          <chartooo:coordinate-region svg:x="2.923cm" svg:y="2.207cm" svg:width="18.622cm" svg:height="12.563cm"/>
          <chart:axis chart:dimension="x" chart:name="primary-x" chart:style-name="ch5" chartooo:axis-type="auto">
            <chartooo:date-scale/>
            <chart:categories table:cell-range-address="Full1.B5:Full1.B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ull1.C5:Full1.C11" chart:label-cell-address="Full1.C4:Full1.C4" chart:class="chart:line">
            <chart:data-point chart:repeated="7"/>
          </chart:series>
          <chart:series chart:style-name="ch9" chart:values-cell-range-address="Full1.E5:Full1.E11" chart:label-cell-address="Full1.E4:Full1.E4" chart:class="chart:line">
            <chart:data-point chart:repeated="7"/>
          </chart:series>
          <chart:series chart:style-name="ch10" chart:values-cell-range-address="Full1.G5:Full1.G11" chart:label-cell-address="Full1.G4:Full1.G4" chart:class="chart:line">
            <chart:data-point chart:repeated="7"/>
          </chart:series>
          <chart:wall chart:style-name="ch11"/>
          <chart:floor chart:style-name="ch12"/>
        </chart:plot-area>
        <draw:frame draw:style-name="gr1" draw:text-style-name="P1" svg:width="1.995cm" svg:height="0.684cm" svg:x="0.917cm" svg:y="1.313cm">
          <draw:image xlink:href="Pictures/20000017000007CB000002AC769DF038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lient</text:p>
                <draw:g>
                  <svg:desc>Full1.C4:Full1.C4</svg:desc>
                </draw:g>
              </table:table-cell>
              <table:table-cell office:value-type="string">
                <text:p>10 clients</text:p>
                <draw:g>
                  <svg:desc>Full1.E4:Full1.E4</svg:desc>
                </draw:g>
              </table:table-cell>
              <table:table-cell office:value-type="string">
                <text:p>100 clients</text:p>
                <draw:g>
                  <svg:desc>Full1.G4:Full1.G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Full1.B5:Full1.B11</svg:desc>
                </draw:g>
              </table:table-cell>
              <table:table-cell office:value-type="float" office:value="0">
                <text:p>0</text:p>
                <draw:g>
                  <svg:desc>Full1.C5:Full1.C11</svg:desc>
                </draw:g>
              </table:table-cell>
              <table:table-cell office:value-type="float" office:value="54">
                <text:p>54</text:p>
                <draw:g>
                  <svg:desc>Full1.E5:Full1.E11</svg:desc>
                </draw:g>
              </table:table-cell>
              <table:table-cell office:value-type="float" office:value="84">
                <text:p>84</text:p>
                <draw:g>
                  <svg:desc>Full1.G5:Full1.G1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2">
                <text:p>22</text:p>
              </table:table-cell>
              <table:table-cell office:value-type="float" office:value="240">
                <text:p>240</text:p>
              </table:table-cell>
              <table:table-cell office:value-type="float" office:value="2547">
                <text:p>254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40">
                <text:p>240</text:p>
              </table:table-cell>
              <table:table-cell office:value-type="float" office:value="2340">
                <text:p>2340</text:p>
              </table:table-cell>
              <table:table-cell office:value-type="float" office:value="23805">
                <text:p>2380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430">
                <text:p>2430</text:p>
              </table:table-cell>
              <table:table-cell office:value-type="float" office:value="23564">
                <text:p>23564</text:p>
              </table:table-cell>
              <table:table-cell office:value-type="float" office:value="230254">
                <text:p>230254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4532">
                <text:p>24532</text:p>
              </table:table-cell>
              <table:table-cell office:value-type="float" office:value="231254">
                <text:p>231254</text:p>
              </table:table-cell>
              <table:table-cell office:value-type="float" office:value="2305142">
                <text:p>2305142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250125">
                <text:p>250125</text:p>
              </table:table-cell>
              <table:table-cell office:value-type="float" office:value="2322183">
                <text:p>2322183</text:p>
              </table:table-cell>
              <table:table-cell office:value-type="float" office:value="23568000">
                <text:p>23568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3">
      <number:number number:decimal-places="0" number:min-integer-digits="1" number:grouping="true"/>
    </number:number-style>
    <number:number-style style:name="N8003" number:language="es" number:country="ES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interval-major="5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3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27.588cm" svg:height="16.003cm" xlink:href=".." xlink:type="simple" chart:class="chart:line" chart:style-name="ch1">
        <chart:title svg:x="10.655cm" svg:y="0.456cm" chart:style-name="ch2">
          <text:p>Servidor concurrent unbounded</text:p>
        </chart:title>
        <chart:legend chart:legend-position="end" svg:x="24.577cm" svg:y="7.165cm" style:legend-expansion="high" chart:style-name="ch3"/>
        <chart:plot-area chart:style-name="ch4" table:cell-range-address="Full2.B6:Full2.C12 Full2.B5:Full2.C5 Full2.E5:Full2.E12 Full2.G5:Full2.G12" chart:data-source-has-labels="both" svg:x="1.001cm" svg:y="2.195cm" svg:width="22.474cm" svg:height="13.068cm">
          <chartooo:coordinate-region svg:x="2.945cm" svg:y="2.407cm" svg:width="19.682cm" svg:height="12.183cm"/>
          <chart:axis chart:dimension="x" chart:name="primary-x" chart:style-name="ch5" chartooo:axis-type="auto">
            <chartooo:date-scale/>
            <chart:categories table:cell-range-address="Full2.B6:Full2.B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ull2.C6:Full2.C12" chart:label-cell-address="Full2.C5:Full2.C5" chart:class="chart:line">
            <chart:data-point chart:repeated="7"/>
          </chart:series>
          <chart:series chart:style-name="ch9" chart:values-cell-range-address="Full2.E6:Full2.E12" chart:label-cell-address="Full2.E5:Full2.E5" chart:class="chart:line">
            <chart:data-point chart:repeated="7"/>
          </chart:series>
          <chart:series chart:style-name="ch10" chart:values-cell-range-address="Full2.G6:Full2.G12" chart:label-cell-address="Full2.G5:Full2.G5" chart:class="chart:line">
            <chart:data-point chart:repeated="7"/>
          </chart:series>
          <chart:wall chart:style-name="ch11"/>
          <chart:floor chart:style-name="ch12"/>
        </chart:plot-area>
        <draw:frame draw:style-name="gr1" draw:text-style-name="P1" svg:width="1.995cm" svg:height="0.684cm" svg:x="0.955cm" svg:y="1.294cm">
          <draw:image xlink:href="Pictures/20000017000007CB000002AC769DF038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lient</text:p>
                <draw:g>
                  <svg:desc>Full2.C5:Full2.C5</svg:desc>
                </draw:g>
              </table:table-cell>
              <table:table-cell office:value-type="string">
                <text:p>10 clients</text:p>
                <draw:g>
                  <svg:desc>Full2.E5:Full2.E5</svg:desc>
                </draw:g>
              </table:table-cell>
              <table:table-cell office:value-type="string">
                <text:p>100 clients</text:p>
                <draw:g>
                  <svg:desc>Full2.G5:Full2.G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Full2.B6:Full2.B12</svg:desc>
                </draw:g>
              </table:table-cell>
              <table:table-cell office:value-type="float" office:value="0">
                <text:p>0</text:p>
                <draw:g>
                  <svg:desc>Full2.C6:Full2.C12</svg:desc>
                </draw:g>
              </table:table-cell>
              <table:table-cell office:value-type="float" office:value="5">
                <text:p>5</text:p>
                <draw:g>
                  <svg:desc>Full2.E6:Full2.E12</svg:desc>
                </draw:g>
              </table:table-cell>
              <table:table-cell office:value-type="float" office:value="60">
                <text:p>60</text:p>
                <draw:g>
                  <svg:desc>Full2.G6:Full2.G12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27">
                <text:p>27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3">
                <text:p>23</text:p>
              </table:table-cell>
              <table:table-cell office:value-type="float" office:value="182">
                <text:p>182</text:p>
              </table:table-cell>
              <table:table-cell office:value-type="float" office:value="2607">
                <text:p>260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31">
                <text:p>231</text:p>
              </table:table-cell>
              <table:table-cell office:value-type="float" office:value="1781">
                <text:p>1781</text:p>
              </table:table-cell>
              <table:table-cell office:value-type="float" office:value="24127">
                <text:p>2412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378">
                <text:p>2378</text:p>
              </table:table-cell>
              <table:table-cell office:value-type="float" office:value="16873">
                <text:p>16873</text:p>
              </table:table-cell>
              <table:table-cell office:value-type="float" office:value="240562">
                <text:p>24056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4027">
                <text:p>24027</text:p>
              </table:table-cell>
              <table:table-cell office:value-type="float" office:value="170682">
                <text:p>170682</text:p>
              </table:table-cell>
              <table:table-cell office:value-type="float" office:value="2401258">
                <text:p>2401258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235173">
                <text:p>235173</text:p>
              </table:table-cell>
              <table:table-cell office:value-type="float" office:value="1700156">
                <text:p>1700156</text:p>
              </table:table-cell>
              <table:table-cell office:value-type="float" office:value="24052129">
                <text:p>240521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interval-major="50000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3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27.154cm" svg:height="16.707cm" xlink:href=".." xlink:type="simple" chart:class="chart:line" chart:style-name="ch1">
        <chart:title svg:x="10.676cm" svg:y="0.47cm" chart:style-name="ch2">
          <text:p>Servidor concurrent bounded</text:p>
        </chart:title>
        <chart:legend chart:legend-position="end" svg:x="24.143cm" svg:y="7.517cm" style:legend-expansion="high" chart:style-name="ch3"/>
        <chart:plot-area chart:style-name="ch4" table:cell-range-address="Full3.B5:Full3.C12 Full3.E5:Full3.E12 Full3.G5:Full3.G12" chart:data-source-has-labels="both" svg:x="0.993cm" svg:y="2.251cm" svg:width="22.064cm" svg:height="13.702cm">
          <chartooo:coordinate-region svg:x="2.937cm" svg:y="2.463cm" svg:width="19.272cm" svg:height="12.817cm"/>
          <chart:axis chart:dimension="x" chart:name="primary-x" chart:style-name="ch5" chartooo:axis-type="auto">
            <chartooo:date-scale/>
            <chart:categories table:cell-range-address="Full3.B5:Full3.B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ull3.C5:Full3.C12" chart:label-cell-address="Full3.C5:Full3.C5" chart:class="chart:line">
            <chart:data-point chart:repeated="8"/>
          </chart:series>
          <chart:series chart:style-name="ch9" chart:values-cell-range-address="Full3.E5:Full3.E12" chart:label-cell-address="Full3.E5:Full3.E5" chart:class="chart:line">
            <chart:data-point chart:repeated="8"/>
          </chart:series>
          <chart:series chart:style-name="ch10" chart:values-cell-range-address="Full3.G5:Full3.G12" chart:label-cell-address="Full3.G5:Full3.G5" chart:class="chart:line">
            <chart:data-point chart:repeated="8"/>
          </chart:series>
          <chart:wall chart:style-name="ch11"/>
          <chart:floor chart:style-name="ch12"/>
        </chart:plot-area>
        <draw:frame draw:style-name="gr1" draw:text-style-name="P1" svg:width="1.995cm" svg:height="0.684cm" svg:x="0.918cm" svg:y="1.275cm">
          <draw:image xlink:href="Pictures/20000017000007CB000002AC769DF038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lient</text:p>
                <draw:g>
                  <svg:desc>Full3.C5:Full3.C5</svg:desc>
                </draw:g>
              </table:table-cell>
              <table:table-cell office:value-type="string">
                <text:p>10 clients</text:p>
                <draw:g>
                  <svg:desc>Full3.E5:Full3.E5</svg:desc>
                </draw:g>
              </table:table-cell>
              <table:table-cell office:value-type="string">
                <text:p>100 clients</text:p>
                <draw:g>
                  <svg:desc>Full3.G5:Full3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icions per client</text:p>
                <draw:g>
                  <svg:desc>Full3.B5:Full3.B12</svg:desc>
                </draw:g>
              </table:table-cell>
              <table:table-cell office:value-type="float" office:value="NaN">
                <text:p>NaN</text:p>
                <draw:g>
                  <svg:desc>Full3.C5:Full3.C12</svg:desc>
                </draw:g>
              </table:table-cell>
              <table:table-cell office:value-type="float" office:value="NaN">
                <text:p>NaN</text:p>
                <draw:g>
                  <svg:desc>Full3.E5:Full3.E12</svg:desc>
                </draw:g>
              </table:table-cell>
              <table:table-cell office:value-type="float" office:value="NaN">
                <text:p>NaN</text:p>
                <draw:g>
                  <svg:desc>Full3.G5:Full3.G1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2">
                <text:p>22</text:p>
              </table:table-cell>
              <table:table-cell office:value-type="float" office:value="200">
                <text:p>200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28">
                <text:p>228</text:p>
              </table:table-cell>
              <table:table-cell office:value-type="float" office:value="1572">
                <text:p>1572</text:p>
              </table:table-cell>
              <table:table-cell office:value-type="float" office:value="22600">
                <text:p>2260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295">
                <text:p>2295</text:p>
              </table:table-cell>
              <table:table-cell office:value-type="float" office:value="16895">
                <text:p>16895</text:p>
              </table:table-cell>
              <table:table-cell office:value-type="float" office:value="230786">
                <text:p>23078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3238">
                <text:p>23238</text:p>
              </table:table-cell>
              <table:table-cell office:value-type="float" office:value="162639">
                <text:p>162639</text:p>
              </table:table-cell>
              <table:table-cell office:value-type="float" office:value="2318542">
                <text:p>2318542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233216">
                <text:p>233216</text:p>
              </table:table-cell>
              <table:table-cell office:value-type="float" office:value="1615219">
                <text:p>1615219</text:p>
              </table:table-cell>
              <table:table-cell office:value-type="float" office:value="23199725">
                <text:p>231997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6" draw:display-name="Hatch 6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3">
      <style:chart-properties chart:display-label="true" chart:logarithmic="false" chart:interval-major="500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866cm" svg:height="16.72cm" xlink:href=".." xlink:type="simple" chart:class="chart:line" chart:style-name="ch1">
        <chart:title svg:x="12.786cm" svg:y="0.47cm" chart:style-name="ch2">
          <text:p>Servidor amb threads</text:p>
        </chart:title>
        <chart:subtitle svg:x="0.92cm" svg:y="2.094cm" chart:style-name="ch3">
          <text:p>milisegons</text:p>
        </chart:subtitle>
        <chart:legend chart:legend-position="end" svg:x="26.855cm" svg:y="7.524cm" style:legend-expansion="high" chart:style-name="ch4"/>
        <chart:plot-area chart:style-name="ch5" table:cell-range-address="Full4.B5:Full4.C12 Full4.E5:Full4.E12 Full4.G5:Full4.G12" chart:data-source-has-labels="both" svg:x="1.047cm" svg:y="2.934cm" svg:width="24.614cm" svg:height="13.032cm">
          <chartooo:coordinate-region svg:x="2.991cm" svg:y="2.934cm" svg:width="21.822cm" svg:height="12.359cm"/>
          <chart:axis chart:dimension="x" chart:name="primary-x" chart:style-name="ch6" chartooo:axis-type="auto">
            <chartooo:date-scale/>
            <chart:categories table:cell-range-address="Full4.B5:Full4.B1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Full4.C5:Full4.C12" chart:label-cell-address="Full4.C5:Full4.C5" chart:class="chart:line">
            <chart:data-point chart:repeated="8"/>
          </chart:series>
          <chart:series chart:style-name="ch10" chart:values-cell-range-address="Full4.E5:Full4.E12" chart:label-cell-address="Full4.E5:Full4.E5" chart:class="chart:line">
            <chart:data-point chart:repeated="8"/>
          </chart:series>
          <chart:series chart:style-name="ch11" chart:values-cell-range-address="Full4.G5:Full4.G12" chart:label-cell-address="Full4.G5:Full4.G5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lient</text:p>
                <draw:g>
                  <svg:desc>Full4.C5:Full4.C5</svg:desc>
                </draw:g>
              </table:table-cell>
              <table:table-cell office:value-type="string">
                <text:p>10 clients</text:p>
                <draw:g>
                  <svg:desc>Full4.E5:Full4.E5</svg:desc>
                </draw:g>
              </table:table-cell>
              <table:table-cell office:value-type="string">
                <text:p>100 clients</text:p>
                <draw:g>
                  <svg:desc>Full4.G5:Full4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icions per client</text:p>
                <draw:g>
                  <svg:desc>Full4.B5:Full4.B12</svg:desc>
                </draw:g>
              </table:table-cell>
              <table:table-cell office:value-type="float" office:value="NaN">
                <text:p>NaN</text:p>
                <draw:g>
                  <svg:desc>Full4.C5:Full4.C12</svg:desc>
                </draw:g>
              </table:table-cell>
              <table:table-cell office:value-type="float" office:value="NaN">
                <text:p>NaN</text:p>
                <draw:g>
                  <svg:desc>Full4.E5:Full4.E12</svg:desc>
                </draw:g>
              </table:table-cell>
              <table:table-cell office:value-type="float" office:value="NaN">
                <text:p>NaN</text:p>
                <draw:g>
                  <svg:desc>Full4.G5:Full4.G1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5">
                <text:p>25</text:p>
              </table:table-cell>
              <table:table-cell office:value-type="float" office:value="170">
                <text:p>170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61">
                <text:p>261</text:p>
              </table:table-cell>
              <table:table-cell office:value-type="float" office:value="1651">
                <text:p>1651</text:p>
              </table:table-cell>
              <table:table-cell office:value-type="float" office:value="22891">
                <text:p>2289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321">
                <text:p>2321</text:p>
              </table:table-cell>
              <table:table-cell office:value-type="float" office:value="16330">
                <text:p>16330</text:p>
              </table:table-cell>
              <table:table-cell office:value-type="float" office:value="230935">
                <text:p>23093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3105">
                <text:p>23105</text:p>
              </table:table-cell>
              <table:table-cell office:value-type="float" office:value="162398">
                <text:p>162398</text:p>
              </table:table-cell>
              <table:table-cell office:value-type="float" office:value="2299789">
                <text:p>2299789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236279">
                <text:p>236279</text:p>
              </table:table-cell>
              <table:table-cell office:value-type="float" office:value="1614239">
                <text:p>1614239</text:p>
              </table:table-cell>
              <table:table-cell office:value-type="float" office:value="22994679">
                <text:p>2299467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